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de5e" officeooo:paragraph-rsid="001cde5e"/>
    </style:style>
    <style:style style:name="P2" style:family="paragraph" style:parent-style-name="Standard">
      <style:text-properties officeooo:rsid="001d6f22" officeooo:paragraph-rsid="001d6f22"/>
    </style:style>
    <style:style style:name="P3" style:family="paragraph" style:parent-style-name="Standard">
      <style:text-properties style:font-name="DejaVu Sans Mono" officeooo:rsid="001d6f22" officeooo:paragraph-rsid="001d6f22"/>
    </style:style>
    <style:style style:name="P4" style:family="paragraph" style:parent-style-name="Standard">
      <style:text-properties officeooo:rsid="001cde5e" officeooo:paragraph-rsid="001cde5e"/>
    </style:style>
    <style:style style:name="T1" style:family="text">
      <style:text-properties officeooo:rsid="001d6f22"/>
    </style:style>
    <style:style style:name="T2" style:family="text">
      <style:text-properties officeooo:rsid="001f43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Rappel du sujet</text:p>
      <text:p text:style-name="P1"/>
      <text:p text:style-name="P1">Le but du TP est de pouvoir calculer et vérifier des messages envoyés avec du code CRC avec un polynome générateur de son choix.</text:p>
      <text:p text:style-name="P1"/>
      <text:p text:style-name="P1"/>
      <text:p text:style-name="P1">2) Analyse du sujet</text:p>
      <text:p text:style-name="P1"/>
      <text:p text:style-name="P1">Pour calculer un code CRC, on choisit un message, sous forme de nombres binaires. Par exemple : 10010010101</text:p>
      <text:p text:style-name="P1"/>
      <text:p text:style-name="P1">Ensuite, on choisit un polynome de degré 4 : x^4 + x^2 + x, ce qui donne 10110.</text:p>
      <text:p text:style-name="P1"/>
      <text:p text:style-name="P1">Comme le polynome est de degré 4, on ajout 4 zéros à la fin du message. On obtient : 10010010101</text:p>
      <text:p text:style-name="P1"/>
      <text:p text:style-name="P1">Il s’agit là de faire une addition binaire : 1 + 1 = 0, 0 + 0 = 0, 1 + 0 et 0 + 1 = 1.</text:p>
      <text:p text:style-name="P1"/>
      <text:p text:style-name="P1">10010010101</text:p>
      <text:p text:style-name="P1">10110</text:p>
      <text:p text:style-name="P1">----------------</text:p>
      <text:p text:style-name="P1">00100010101</text:p>
      <text:p text:style-name="P1"><text:s text:c="4"/>10110</text:p>
      <text:p text:style-name="P1">----------------</text:p>
      <text:p text:style-name="P1"><text:s text:c="4"/>001110101</text:p>
      <text:p text:style-name="P1"><text:s text:c="8"/>10110</text:p>
      <text:p text:style-name="P1">----------------</text:p>
      <text:p text:style-name="P1"><text:s text:c="8"/>0101101</text:p>
      <text:p text:style-name="P1"><text:s text:c="10"/>10110</text:p>
      <text:p text:style-name="P1">----------------</text:p>
      <text:p text:style-name="P1"><text:s text:c="10"/>000001</text:p>
      <text:p text:style-name="P1"><text:s text:c="20"/>10110</text:p>
      <text:p text:style-name="P1"/>
      <text:p text:style-name="P1">Dès que la longueur du polynome générateur est supérieure à celle du message restant, alors on a notre CRC. Ici, notre CRC est de 00001, donc 1.</text:p>
      <text:p text:style-name="P1"/>
      <text:p text:style-name="P1">3) Choix techniques utilisés.</text:p>
      <text:p text:style-name="P1"/>
      <text:p text:style-name="P1">Pour cela, nous avons utilisé les StringBuilder en java pour facilement manipuler les 0 et les 1. <text:span text:style-name="T1">Toutes les étapes énumérées en haut ont été simplement traduites sous forme d’algorithmes, on fait exactement la même chose. </text:span></text:p>
      <text:p text:style-name="P1"/>
      <text:p text:style-name="P2">On a donc une fonction permettant de récupérer le CRC en fonction d’un message sous forme de nombres binaires et d’un polynome générateur (sous forme binaire, aussi)</text:p>
      <text:p text:style-name="P2"/>
      <text:p text:style-name="P2">Une fonction qui permet de générer les étapes sous forme humainement lisibles.</text:p>
      <text:p text:style-name="P2"/>
      <text:p text:style-name="P2">Une fonction qui permet de supprimer les zéros à gauche jusqu’à au premier 1 trouvé, nous permettant ainsi de refaire le calcul correctement à chaque étapes.</text:p>
      <text:p text:style-name="P2"/>
      <text:p text:style-name="P2"><text:soft-page-break/>Une fonction qui faire un calcul de nombres binaires : </text:p>
      <text:p text:style-name="P2">- si opérande de gauche == opérande de droit on retourne 0, sinon 1.</text:p>
      <text:p text:style-name="P2"/>
      <text:p text:style-name="P2">Une fonction qui permet de vérifier un message. Celle-ci prend un message en nombres binaires ainsi que le polynome générateur. </text:p>
      <text:p text:style-name="P2"/>
      <text:p text:style-name="P2">Une dernière fonction qui permet d’encoder un message en fonction d’un string normal passé en paramètres et transformé en nombre binaires.</text:p>
      <text:p text:style-name="P2"/>
      <text:p text:style-name="P2">4) Résultats et tests</text:p>
      <text:p text:style-name="P3"/>
      <text:p text:style-name="P3">=== TP2 Réseau | Allan Mercou – <text:span text:style-name="T2">Léon Souffes</text:span> | CRC ===</text:p>
      <text:p text:style-name="P3">&gt; [Q]uit: quitte le programme</text:p>
      <text:p text:style-name="P3">&gt; [E]ncode: permet d'encoder un message avec le polynome générateur de son choix.</text:p>
      <text:p text:style-name="P3">&gt; [C]heck: permet de vérifier que le message envoyé ne contient pas d'erreurs.</text:p>
      <text:p text:style-name="P3">Entrez votre choix.</text:p>
      <text:p text:style-name="P3">e</text:p>
      <text:p text:style-name="P3">Entrez le message à encoder :</text:p>
      <text:p text:style-name="P3">slt</text:p>
      <text:p text:style-name="P3">Entrez le polynome générateur à utiliser :</text:p>
      <text:p text:style-name="P3">10110</text:p>
      <text:p text:style-name="P3">Message initial : 101001110011001010100</text:p>
      <text:p text:style-name="P3"/>
      <text:p text:style-name="P3"/>
      <text:p text:style-name="P3">Etapes : </text:p>
      <text:p text:style-name="P3">101001110011001010100 <text:s text:c="3"/></text:p>
      <text:p text:style-name="P3">10110</text:p>
      <text:p text:style-name="P3">-------------------------</text:p>
      <text:p text:style-name="P3"><text:s text:c="3"/>1011100110010101000000</text:p>
      <text:p text:style-name="P3"><text:s text:c="3"/>10110</text:p>
      <text:p text:style-name="P3">-------------------------</text:p>
      <text:p text:style-name="P3"><text:s text:c="7"/>100110010101000000</text:p>
      <text:p text:style-name="P3"><text:s text:c="7"/>10110</text:p>
      <text:p text:style-name="P3">-------------------------</text:p>
      <text:p text:style-name="P3"><text:s text:c="9"/>1010010101000000</text:p>
      <text:p text:style-name="P3"><text:s text:c="9"/>10110</text:p>
      <text:p text:style-name="P3">-------------------------</text:p>
      <text:p text:style-name="P3"><text:s text:c="12"/>1010101000000</text:p>
      <text:p text:style-name="P3"><text:s text:c="12"/>10110</text:p>
      <text:p text:style-name="P3">-------------------------</text:p>
      <text:p text:style-name="P3"><text:s text:c="15"/>1101000000</text:p>
      <text:p text:style-name="P3"><text:s text:c="15"/>10110</text:p>
      <text:p text:style-name="P3">-------------------------</text:p>
      <text:p text:style-name="P3"><text:s text:c="16"/>110000000</text:p>
      <text:p text:style-name="P3"><text:s text:c="16"/>10110</text:p>
      <text:p text:style-name="P3">-------------------------</text:p>
      <text:p text:style-name="P3"><text:soft-page-break/><text:s text:c="17"/>11100000</text:p>
      <text:p text:style-name="P3"><text:s text:c="17"/>10110</text:p>
      <text:p text:style-name="P3">-------------------------</text:p>
      <text:p text:style-name="P3"><text:s text:c="18"/>1010000</text:p>
      <text:p text:style-name="P3"><text:s text:c="18"/>10110</text:p>
      <text:p text:style-name="P3">-------------------------</text:p>
      <text:p text:style-name="P3"><text:s text:c="21"/>1000</text:p>
      <text:p text:style-name="P3"><text:s text:c="21"/>10110</text:p>
      <text:p text:style-name="P3">-------------------------</text:p>
      <text:p text:style-name="P3"/>
      <text:p text:style-name="P3"/>
      <text:p text:style-name="P3">CRC trouvé : 1000</text:p>
      <text:p text:style-name="P3">Message à envoyer : 1010011100110010101001000</text:p>
      <text:p text:style-name="P3"/>
      <text:p text:style-name="P3"/>
      <text:p text:style-name="P3"/>
      <text:p text:style-name="P3"/>
      <text:p text:style-name="P3"/>
      <text:p text:style-name="P3"/>
      <text:p text:style-name="P3">=== TP2 Réseau | Allan Mercou – <text:span text:style-name="T2">Léon Souffes</text:span> | CRC ===</text:p>
      <text:p text:style-name="P3">&gt; [Q]uit: quitte le programme</text:p>
      <text:p text:style-name="P3">&gt; [E]ncode: permet d'encoder un message avec le polynome générateur de son choix.</text:p>
      <text:p text:style-name="P3">&gt; [C]heck: permet de vérifier que le message envoyé ne contient pas d'erreurs.</text:p>
      <text:p text:style-name="P3">Entrez votre choix.</text:p>
      <text:p text:style-name="P3">c</text:p>
      <text:p text:style-name="P3">Entrez le message à vérifier :</text:p>
      <text:p text:style-name="P3">1010011100110010101001000</text:p>
      <text:p text:style-name="P3">Entrez le polynome générateur à utiliser :</text:p>
      <text:p text:style-name="P3">10110</text:p>
      <text:p text:style-name="P3"/>
      <text:p text:style-name="P3"/>
      <text:p text:style-name="P3">Etapes : </text:p>
      <text:p text:style-name="P3">1010011100110010101001000 <text:s text:c="3"/></text:p>
      <text:p text:style-name="P3">10110</text:p>
      <text:p text:style-name="P3">-----------------------------</text:p>
      <text:p text:style-name="P3"><text:s text:c="3"/>10111001100101010010000000</text:p>
      <text:p text:style-name="P3"><text:s text:c="3"/>10110</text:p>
      <text:p text:style-name="P3">-----------------------------</text:p>
      <text:p text:style-name="P3"><text:s text:c="7"/>1001100101010010000000</text:p>
      <text:p text:style-name="P3"><text:s text:c="7"/>10110</text:p>
      <text:p text:style-name="P3">-----------------------------</text:p>
      <text:p text:style-name="P3"><text:s text:c="9"/>10100101010010000000</text:p>
      <text:p text:style-name="P3"><text:s text:c="9"/>10110</text:p>
      <text:p text:style-name="P3">-----------------------------</text:p>
      <text:p text:style-name="P3"><text:s text:c="12"/>10101010010000000</text:p>
      <text:p text:style-name="P3"><text:s text:c="12"/>10110</text:p>
      <text:p text:style-name="P3"><text:soft-page-break/>-----------------------------</text:p>
      <text:p text:style-name="P3"><text:s text:c="15"/>11010010000000</text:p>
      <text:p text:style-name="P3"><text:s text:c="15"/>10110</text:p>
      <text:p text:style-name="P3">-----------------------------</text:p>
      <text:p text:style-name="P3"><text:s text:c="16"/>1100010000000</text:p>
      <text:p text:style-name="P3"><text:s text:c="16"/>10110</text:p>
      <text:p text:style-name="P3">-----------------------------</text:p>
      <text:p text:style-name="P3"><text:s text:c="17"/>111010000000</text:p>
      <text:p text:style-name="P3"><text:s text:c="17"/>10110</text:p>
      <text:p text:style-name="P3">-----------------------------</text:p>
      <text:p text:style-name="P3"><text:s text:c="18"/>10110000000</text:p>
      <text:p text:style-name="P3"><text:s text:c="18"/>10110</text:p>
      <text:p text:style-name="P3">-----------------------------</text:p>
      <text:p text:style-name="P3"><text:s text:c="29"/></text:p>
      <text:p text:style-name="P3"><text:s text:c="29"/>10110</text:p>
      <text:p text:style-name="P3">-----------------------------</text:p>
      <text:p text:style-name="P3"/>
      <text:p text:style-name="P3"/>
      <text:p text:style-name="P3">Le message reçu est valide !</text:p>
      <text:p text:style-name="P3"/>
      <text:p text:style-name="P2">5) Conclusion</text:p>
      <text:p text:style-name="P2"/>
      <text:p text:style-name="P2">Il aurait été possible de faire une méthode permettant de repasser d’un nombre binaire à un message humainement lisible. Pour les difficultés rencontrées, il s’agissait de correctement manipuler les strings. Heureusement, la classe StringBuilder est très pratique et faite pour ç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4:37:22.132374269</meta:creation-date>
    <dc:date>2020-02-05T15:05:38.294944451</dc:date>
    <meta:editing-duration>PT8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20" meta:word-count="578" meta:character-count="4506" meta:non-whitespace-character-count="3480"/>
  </office:meta>
</office:document-meta>
</file>